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9F9F9"/>
      <style:paragraph-properties fo:margin-left="0cm" style:writing-mode="lr"/>
      <style:text-properties fo:color="#222222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 fo:wrap-option="wrap" fo:background-color="#F9F9F9"/>
      <style:paragraph-properties fo:margin-left="0cm" style:writing-mode="lr"/>
      <style:text-properties fo:color="#222222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4.525625cm"/>
    </style:style>
    <style:style style:name="co3" style:family="table-column">
      <style:table-column-properties fo:break-before="auto" style:column-width="5.97958333333333cm"/>
    </style:style>
    <style:style style:name="co4" style:family="table-column">
      <style:table-column-properties fo:break-before="auto" style:column-width="4.86833333333333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style-name="ce2"/>
          <table:table-cell office:value-type="string" table:style-name="ce3">
            <text:p>Test Case Descrip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Actual Result</text:p>
          </table:table-cell>
          <table:table-cell office:value-type="string" table:style-name="ce3">
            <text:p>Pass/Fail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First name given as alphabets</text:p>
          </table:table-cell>
          <table:table-cell office:value-type="string" table:style-name="ce1">
            <text:p>Test<text:s/></text:p>
          </table:table-cell>
          <table:table-cell office:value-type="string" table:style-name="ce1">
            <text:p>It <text:s/>should allow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First name given as numericals</text:p>
          </table:table-cell>
          <table:table-cell office:value-type="float" office:value="12345" table:style-name="ce1">
            <text:p>12345</text:p>
          </table:table-cell>
          <table:table-cell office:value-type="string" table:style-name="ce1">
            <text:p>it should not allow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first name given as speical char<text:s/></text:p>
          </table:table-cell>
          <table:table-cell office:value-type="string" table:style-name="ce1">
            <text:p>!@#$%^&amp;*</text:p>
          </table:table-cell>
          <table:table-cell office:value-type="string" table:style-name="ce1">
            <text:p>it should not allow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econd name given as alphabets</text:p>
          </table:table-cell>
          <table:table-cell office:value-type="string" table:style-name="ce1">
            <text:p>Test<text:s/></text:p>
          </table:table-cell>
          <table:table-cell office:value-type="string" table:style-name="ce1">
            <text:p>it <text:s/>should allow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second name given as numericals</text:p>
          </table:table-cell>
          <table:table-cell office:value-type="float" office:value="12345" table:style-name="ce1">
            <text:p>12345</text:p>
          </table:table-cell>
          <table:table-cell office:value-type="string" table:style-name="ce1">
            <text:p>it should not allow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second name given as special char</text:p>
          </table:table-cell>
          <table:table-cell office:value-type="string" table:style-name="ce1">
            <text:p>!@#$%^&amp;*</text:p>
          </table:table-cell>
          <table:table-cell office:value-type="string" table:style-name="ce1">
            <text:p>it should not allow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Email-when valid email is entered</text:p>
          </table:table-cell>
          <table:table-cell office:value-type="string" table:style-name="ce4">
            <text:p><text:a xlink:href="mailto:testdata@gmail.com">testdata@gmail.com</text:a></text:p>
          </table:table-cell>
          <table:table-cell office:value-type="string" table:style-name="ce1">
            <text:p>it <text:s/>should allow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email-when invalid email is entered</text:p>
          </table:table-cell>
          <table:table-cell office:value-type="string" table:style-name="ce4">
            <text:p><text:a xlink:href="mailto:Test12@@!#@.gmail.com">Test12@@!#@.gmail.com</text:a></text:p>
          </table:table-cell>
          <table:table-cell office:value-type="string" table:style-name="ce1">
            <text:p>it should not allow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Business phone-when 10 digit phoneno entered<text:s/></text:p>
          </table:table-cell>
          <table:table-cell office:value-type="float" office:value="9876543210" table:style-name="ce1">
            <text:p>9876543210</text:p>
          </table:table-cell>
          <table:table-cell office:value-type="string" table:style-name="ce1">
            <text:p>it <text:s/>should allow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Business phone-when phoneno entered entered is less than 10 digit</text:p>
          </table:table-cell>
          <table:table-cell office:value-type="float" office:value="9087654" table:style-name="ce1">
            <text:p>9087654</text:p>
          </table:table-cell>
          <table:table-cell office:value-type="string" table:style-name="ce1">
            <text:p>it should not allow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Business phone-when phoneno entered entered is more than 10 digit<text:s/></text:p>
          </table:table-cell>
          <table:table-cell office:value-type="float" office:value="9087654321234" table:style-name="ce1">
            <text:p>9.08765E+12</text:p>
          </table:table-cell>
          <table:table-cell office:value-type="string" table:style-name="ce1">
            <text:p>it should not allow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When entered valid company name that exists</text:p>
          </table:table-cell>
          <table:table-cell office:value-type="string" table:style-name="ce1">
            <text:p>Torry Harris</text:p>
          </table:table-cell>
          <table:table-cell office:value-type="string" table:style-name="ce1">
            <text:p>it <text:s/>should allow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when entered invalid company name that dose not exists</text:p>
          </table:table-cell>
          <table:table-cell office:value-type="string" table:style-name="ce1">
            <text:p>/Torry Harris///</text:p>
          </table:table-cell>
          <table:table-cell office:value-type="string" table:style-name="ce1">
            <text:p>it should not allow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when entered valid job title that exists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it <text:s/>should allow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when entered invalid job title that dose not exists</text:p>
          </table:table-cell>
          <table:table-cell office:value-type="string" table:style-name="ce1">
            <text:p>some guy@!$</text:p>
          </table:table-cell>
          <table:table-cell office:value-type="string" table:style-name="ce1">
            <text:p>it should not allow</text:p>
          </table:table-cell>
          <table:table-cell table:number-columns-repeated="16380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when entered valid street name that exists</text:p>
          </table:table-cell>
          <table:table-cell office:value-type="string" table:style-name="ce1">
            <text:p>new airport road</text:p>
          </table:table-cell>
          <table:table-cell office:value-type="string" table:style-name="ce1">
            <text:p>it <text:s/>should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when entered invalid street name that dose not exists</text:p>
          </table:table-cell>
          <table:table-cell office:value-type="string" table:style-name="ce1">
            <text:p>near my house2#$$</text:p>
          </table:table-cell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when entered valid city<text:s/>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it <text:s/>should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when entered invalid city</text:p>
          </table:table-cell>
          <table:table-cell office:value-type="string" table:style-name="ce1">
            <text:p>yyyyyyy#$</text:p>
          </table:table-cell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when entered valid state<text:s/></text:p>
          </table:table-cell>
          <table:table-cell office:value-type="string" table:style-name="ce1">
            <text:p>karnataka</text:p>
          </table:table-cell>
          <table:table-cell office:value-type="string" table:style-name="ce1">
            <text:p>it <text:s/>should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when entered invalid state</text:p>
          </table:table-cell>
          <table:table-cell office:value-type="string" table:style-name="ce1">
            <text:p>kar_nataka@</text:p>
          </table:table-cell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zip code-when entered 6 digit numarical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1">
            <text:p>it <text:s/>should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zip code-when entered less than 6 digit numerical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zip code-when entered more than 6 digit numerical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zip code-when entered char or special case</text:p>
          </table:table-cell>
          <table:table-cell office:value-type="string" table:style-name="ce1">
            <text:p>12@@avc</text:p>
          </table:table-cell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conuntry-when entred valid country name that exists<text:s/>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t <text:s/>should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conuntry-when entred invalid country name that does not exists</text:p>
          </table:table-cell>
          <table:table-cell office:value-type="string" table:style-name="ce1">
            <text:p>indiazz</text:p>
          </table:table-cell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country-when entred with numerical value</text:p>
          </table:table-cell>
          <table:table-cell office:value-type="string" table:style-name="ce1">
            <text:p>123india</text:p>
          </table:table-cell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country-when entred with special case</text:p>
          </table:table-cell>
          <table:table-cell office:value-type="string" table:style-name="ce1">
            <text:p>india@!</text:p>
          </table:table-cell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country-when left blank</text:p>
          </table:table-cell>
          <table:table-cell table:style-name="ce1"/>
          <table:table-cell office:value-type="string" table:style-name="ce1">
            <text:p>it should not allow</text:p>
          </table:table-cell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22T04:35:55Z</meta:creation-date>
    <dc:date>2021-10-22T11:18:24Z</dc:date>
  </office:meta>
</office:document-meta>
</file>